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loext:content-control loext:showing-place-holder="true">Click here<text:line-break/><text:line-break/><text:line-break/><text:line-break/>to enter text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06:31.472791547</meta:creation-date>
    <dc:date>2024-01-24T12:06:52.280621581</dc:date>
    <meta:editing-duration>PT25S</meta:editing-duration>
    <meta:editing-cycles>2</meta:editing-cycles>
    <meta:document-statistic meta:table-count="0" meta:image-count="0" meta:object-count="0" meta:page-count="1" meta:paragraph-count="1" meta:word-count="5" meta:character-count="28" meta:non-whitespace-character-count="20"/>
    <meta:generator>LibreOfficeDev/24.8.0.0.alpha0$Linux_X86_64 LibreOffice_project/494e03d277db88bc999be53ab005d8dfd0038178</meta:generator>
  </office:meta>
</office:document-meta>
</file>